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text-properties fo:font-size="16pt" officeooo:rsid="0011c3cf" officeooo:paragraph-rsid="0011c3cf" style:font-size-asian="16pt" style:font-size-complex="16pt"/>
    </style:style>
    <style:style style:name="P13"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14" style:family="paragraph" style:parent-style-name="Standard">
      <style:text-properties fo:font-weight="bold" officeooo:rsid="00b92104" officeooo:paragraph-rsid="00b92104" style:font-weight-asian="bold" style:font-weight-complex="bold"/>
    </style:style>
    <style:style style:name="P15" style:family="paragraph" style:parent-style-name="Standard">
      <style:text-properties fo:font-weight="bold" officeooo:rsid="00cf7d7d" officeooo:paragraph-rsid="00cf7d7d" style:font-weight-asian="bold" style:font-weight-complex="bold"/>
    </style:style>
    <style:style style:name="P16" style:family="paragraph" style:parent-style-name="Standard">
      <style:text-properties fo:font-weight="bold" officeooo:rsid="00cf7f4c" officeooo:paragraph-rsid="00cf7f4c" style:font-weight-asian="bold" style:font-weight-complex="bold"/>
    </style:style>
    <style:style style:name="P17" style:family="paragraph" style:parent-style-name="Standard">
      <style:text-properties fo:font-weight="bold" officeooo:rsid="00b588d7" officeooo:paragraph-rsid="00b588d7" style:font-weight-asian="bold" style:font-weight-complex="bold"/>
    </style:style>
    <style:style style:name="P18" style:family="paragraph" style:parent-style-name="Standard">
      <style:text-properties fo:font-weight="bold" officeooo:rsid="00d33700" officeooo:paragraph-rsid="00d33700" style:font-weight-asian="bold" style:font-weight-complex="bold"/>
    </style:style>
    <style:style style:name="P19" style:family="paragraph" style:parent-style-name="Standard">
      <style:text-properties fo:font-weight="bold" officeooo:rsid="00db1262" officeooo:paragraph-rsid="00db1262" style:font-weight-asian="bold" style:font-weight-complex="bold"/>
    </style:style>
    <style:style style:name="P20" style:family="paragraph" style:parent-style-name="Standard">
      <style:text-properties fo:font-weight="bold" officeooo:rsid="00ede024" officeooo:paragraph-rsid="00ede024" style:font-weight-asian="bold" style:font-weight-complex="bold"/>
    </style:style>
    <style:style style:name="P21" style:family="paragraph" style:parent-style-name="Standard">
      <style:text-properties officeooo:rsid="000765fc" officeooo:paragraph-rsid="000765fc"/>
    </style:style>
    <style:style style:name="P22" style:family="paragraph" style:parent-style-name="Standard">
      <style:text-properties officeooo:rsid="000765fc" officeooo:paragraph-rsid="006ffca1"/>
    </style:style>
    <style:style style:name="P23" style:family="paragraph" style:parent-style-name="Standard">
      <style:text-properties officeooo:rsid="000765fc" officeooo:paragraph-rsid="00358b91"/>
    </style:style>
    <style:style style:name="P24" style:family="paragraph" style:parent-style-name="Standard">
      <style:text-properties officeooo:rsid="000765fc" officeooo:paragraph-rsid="0097db5f"/>
    </style:style>
    <style:style style:name="P25" style:family="paragraph" style:parent-style-name="Standard">
      <style:text-properties officeooo:rsid="000f0579" officeooo:paragraph-rsid="000f0579"/>
    </style:style>
    <style:style style:name="P26" style:family="paragraph" style:parent-style-name="Standard">
      <style:text-properties officeooo:rsid="000f0579" officeooo:paragraph-rsid="0011c3cf"/>
    </style:style>
    <style:style style:name="P27" style:family="paragraph" style:parent-style-name="Standard">
      <style:text-properties officeooo:rsid="0011c3cf" officeooo:paragraph-rsid="001b11b8"/>
    </style:style>
    <style:style style:name="P28" style:family="paragraph" style:parent-style-name="Standard">
      <style:text-properties fo:font-size="12pt" officeooo:rsid="000765fc" officeooo:paragraph-rsid="001ba3a6" style:font-size-asian="12pt" style:font-size-complex="12pt"/>
    </style:style>
    <style:style style:name="P29" style:family="paragraph" style:parent-style-name="Standard">
      <style:text-properties fo:font-size="12pt" officeooo:rsid="000765fc" officeooo:paragraph-rsid="0020de7e" style:font-size-asian="12pt" style:font-size-complex="12pt"/>
    </style:style>
    <style:style style:name="P30" style:family="paragraph" style:parent-style-name="Standard">
      <style:text-properties fo:font-size="12pt" officeooo:rsid="002201b0" officeooo:paragraph-rsid="002201b0" style:font-size-asian="12pt" style:font-size-complex="12pt"/>
    </style:style>
    <style:style style:name="P31" style:family="paragraph" style:parent-style-name="Standard">
      <style:text-properties fo:font-size="12pt" officeooo:rsid="00297d42" officeooo:paragraph-rsid="002cf92e" style:font-size-asian="12pt" style:font-size-complex="12pt"/>
    </style:style>
    <style:style style:name="P32" style:family="paragraph" style:parent-style-name="Standard">
      <style:text-properties fo:font-size="12pt" officeooo:rsid="00358b91" officeooo:paragraph-rsid="00358b91" style:font-size-asian="12pt" style:font-size-complex="12pt"/>
    </style:style>
    <style:style style:name="P33" style:family="paragraph" style:parent-style-name="Standard">
      <style:text-properties fo:font-size="12pt" officeooo:rsid="002b0ee7" officeooo:paragraph-rsid="002cf92e" style:font-size-asian="12pt" style:font-size-complex="12pt"/>
    </style:style>
    <style:style style:name="P34"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57"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58"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59"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60"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61"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62"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63"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64" style:family="paragraph" style:parent-style-name="Standard">
      <style:text-properties officeooo:rsid="001e0210" officeooo:paragraph-rsid="001e0210"/>
    </style:style>
    <style:style style:name="P65" style:family="paragraph" style:parent-style-name="Standard">
      <style:text-properties officeooo:rsid="002fc75f" officeooo:paragraph-rsid="0030cf4c"/>
    </style:style>
    <style:style style:name="P66"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67"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68"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69"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70"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71"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72" style:family="paragraph" style:parent-style-name="Standard">
      <style:text-properties fo:font-size="10pt" officeooo:rsid="00e33bab" officeooo:paragraph-rsid="00e33bab" style:font-size-asian="10pt" style:font-size-complex="10pt"/>
    </style:style>
    <style:style style:name="P73" style:family="paragraph" style:parent-style-name="Standard">
      <style:text-properties officeooo:rsid="004dd203" officeooo:paragraph-rsid="004dd203"/>
    </style:style>
    <style:style style:name="P74" style:family="paragraph" style:parent-style-name="Standard">
      <style:text-properties officeooo:rsid="00515f72" officeooo:paragraph-rsid="00515f72"/>
    </style:style>
    <style:style style:name="P75" style:family="paragraph" style:parent-style-name="Standard">
      <style:text-properties officeooo:rsid="0053220a" officeooo:paragraph-rsid="0053220a"/>
    </style:style>
    <style:style style:name="P76" style:family="paragraph" style:parent-style-name="Standard">
      <style:text-properties fo:font-style="italic" officeooo:rsid="0053220a" officeooo:paragraph-rsid="0053220a" style:font-style-asian="italic" style:font-style-complex="italic"/>
    </style:style>
    <style:style style:name="P77" style:family="paragraph" style:parent-style-name="Standard">
      <style:text-properties officeooo:rsid="0055cec4" officeooo:paragraph-rsid="0055cec4"/>
    </style:style>
    <style:style style:name="P78" style:family="paragraph" style:parent-style-name="Standard">
      <style:text-properties officeooo:rsid="00580c67" officeooo:paragraph-rsid="00580c67"/>
    </style:style>
    <style:style style:name="P79" style:family="paragraph" style:parent-style-name="Standard">
      <style:text-properties officeooo:rsid="0058f4e1" officeooo:paragraph-rsid="0058f4e1"/>
    </style:style>
    <style:style style:name="P80" style:family="paragraph" style:parent-style-name="Standard">
      <style:text-properties officeooo:rsid="005b8535" officeooo:paragraph-rsid="005b8535"/>
    </style:style>
    <style:style style:name="P81" style:family="paragraph" style:parent-style-name="Standard">
      <style:text-properties style:text-underline-style="solid" style:text-underline-width="auto" style:text-underline-color="font-color" officeooo:rsid="005b8535" officeooo:paragraph-rsid="005b8535"/>
    </style:style>
    <style:style style:name="P82"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83"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84"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85"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86"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87" style:family="paragraph" style:parent-style-name="Standard">
      <style:text-properties style:text-underline-style="solid" style:text-underline-width="auto" style:text-underline-color="font-color" officeooo:rsid="006f4470" officeooo:paragraph-rsid="006f4470"/>
    </style:style>
    <style:style style:name="P88" style:family="paragraph" style:parent-style-name="Standard">
      <style:text-properties style:text-underline-style="solid" style:text-underline-width="auto" style:text-underline-color="font-color" officeooo:rsid="006f4470" officeooo:paragraph-rsid="006ffca1"/>
    </style:style>
    <style:style style:name="P89" style:family="paragraph" style:parent-style-name="Standard">
      <style:text-properties style:text-underline-style="solid" style:text-underline-width="auto" style:text-underline-color="font-color" officeooo:rsid="006f4470" officeooo:paragraph-rsid="0073c1c9"/>
    </style:style>
    <style:style style:name="P90" style:family="paragraph" style:parent-style-name="Standard">
      <style:text-properties style:text-underline-style="solid" style:text-underline-width="auto" style:text-underline-color="font-color" officeooo:rsid="00a04ea5" officeooo:paragraph-rsid="00a04ea5"/>
    </style:style>
    <style:style style:name="P91" style:family="paragraph" style:parent-style-name="Standard">
      <style:text-properties style:text-underline-style="solid" style:text-underline-width="auto" style:text-underline-color="font-color" officeooo:rsid="00a6da53" officeooo:paragraph-rsid="00a6da53"/>
    </style:style>
    <style:style style:name="P92" style:family="paragraph" style:parent-style-name="Standard">
      <style:text-properties style:text-underline-style="solid" style:text-underline-width="auto" style:text-underline-color="font-color" officeooo:rsid="00a6da53" officeooo:paragraph-rsid="00b4fa6b"/>
    </style:style>
    <style:style style:name="P93"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94"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95" style:family="paragraph" style:parent-style-name="Standard">
      <style:text-properties style:text-underline-style="solid" style:text-underline-width="auto" style:text-underline-color="font-color" officeooo:rsid="00a426b3" officeooo:paragraph-rsid="00a426b3"/>
    </style:style>
    <style:style style:name="P96" style:family="paragraph" style:parent-style-name="Standard">
      <style:text-properties officeooo:rsid="005f4fc5" officeooo:paragraph-rsid="005f4fc5"/>
    </style:style>
    <style:style style:name="P97" style:family="paragraph" style:parent-style-name="Standard">
      <style:text-properties officeooo:rsid="00605057" officeooo:paragraph-rsid="00605057"/>
    </style:style>
    <style:style style:name="P98" style:family="paragraph" style:parent-style-name="Standard">
      <style:text-properties officeooo:rsid="00637ac3" officeooo:paragraph-rsid="00637ac3"/>
    </style:style>
    <style:style style:name="P99" style:family="paragraph" style:parent-style-name="Standard">
      <style:text-properties officeooo:rsid="005cfd41" officeooo:paragraph-rsid="005cfd41"/>
    </style:style>
    <style:style style:name="P100" style:family="paragraph" style:parent-style-name="Standard">
      <style:text-properties officeooo:rsid="005cfd41" officeooo:paragraph-rsid="0073c1c9"/>
    </style:style>
    <style:style style:name="P101" style:family="paragraph" style:parent-style-name="Standard">
      <style:text-properties officeooo:rsid="005cfd41" officeooo:paragraph-rsid="00741d8d"/>
    </style:style>
    <style:style style:name="P102" style:family="paragraph" style:parent-style-name="Standard">
      <style:paragraph-properties fo:text-align="start" style:justify-single-word="false"/>
      <style:text-properties officeooo:rsid="00c0b97c" officeooo:paragraph-rsid="0066bc3a"/>
    </style:style>
    <style:style style:name="P103" style:family="paragraph" style:parent-style-name="Standard">
      <style:paragraph-properties fo:text-align="start" style:justify-single-word="false"/>
      <style:text-properties officeooo:rsid="00c3b356" officeooo:paragraph-rsid="0066bc3a"/>
    </style:style>
    <style:style style:name="P104" style:family="paragraph" style:parent-style-name="Standard">
      <style:paragraph-properties fo:text-align="start" style:justify-single-word="false"/>
      <style:text-properties officeooo:rsid="00bcd33a" officeooo:paragraph-rsid="0066bc3a"/>
    </style:style>
    <style:style style:name="P105" style:family="paragraph" style:parent-style-name="Standard">
      <style:paragraph-properties fo:text-align="start" style:justify-single-word="false"/>
      <style:text-properties officeooo:rsid="00bcd33a" officeooo:paragraph-rsid="006ebe28"/>
    </style:style>
    <style:style style:name="P106" style:family="paragraph" style:parent-style-name="Standard">
      <style:paragraph-properties fo:text-align="start" style:justify-single-word="false"/>
      <style:text-properties officeooo:rsid="00bcd33a" officeooo:paragraph-rsid="00942027"/>
    </style:style>
    <style:style style:name="P107" style:family="paragraph" style:parent-style-name="Standard">
      <style:text-properties officeooo:rsid="00696a35" officeooo:paragraph-rsid="006fa69b"/>
    </style:style>
    <style:style style:name="P108" style:family="paragraph" style:parent-style-name="Standard">
      <style:paragraph-properties fo:text-align="start" style:justify-single-word="false"/>
      <style:text-properties officeooo:rsid="006ba84e" officeooo:paragraph-rsid="006ba84e"/>
    </style:style>
    <style:style style:name="P109" style:family="paragraph" style:parent-style-name="Standard">
      <style:paragraph-properties fo:text-align="start" style:justify-single-word="false"/>
      <style:text-properties officeooo:rsid="006d97ba" officeooo:paragraph-rsid="006d97ba"/>
    </style:style>
    <style:style style:name="P110" style:family="paragraph" style:parent-style-name="Standard">
      <style:text-properties officeooo:rsid="006ffca1" officeooo:paragraph-rsid="006ffca1"/>
    </style:style>
    <style:style style:name="P111" style:family="paragraph" style:parent-style-name="Standard">
      <style:text-properties officeooo:rsid="00741d8d" officeooo:paragraph-rsid="00741d8d"/>
    </style:style>
    <style:style style:name="P112"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113" style:family="paragraph" style:parent-style-name="Standard">
      <style:text-properties style:text-underline-style="none" officeooo:rsid="0075a00f" officeooo:paragraph-rsid="0075a00f"/>
    </style:style>
    <style:style style:name="P114" style:family="paragraph" style:parent-style-name="Standard">
      <style:text-properties style:text-underline-style="none" fo:font-weight="bold" officeooo:rsid="00aaeec6" officeooo:paragraph-rsid="00aaeec6" style:font-weight-asian="bold" style:font-weight-complex="bold"/>
    </style:style>
    <style:style style:name="P115" style:family="paragraph" style:parent-style-name="Standard">
      <style:text-properties style:text-underline-style="none" fo:font-weight="normal" officeooo:rsid="00ad1354" officeooo:paragraph-rsid="00ad1354" style:font-weight-asian="normal" style:font-weight-complex="normal"/>
    </style:style>
    <style:style style:name="P116" style:family="paragraph" style:parent-style-name="Standard">
      <style:text-properties style:text-underline-style="none" officeooo:rsid="00b2fd5a" officeooo:paragraph-rsid="00b4fa6b"/>
    </style:style>
    <style:style style:name="P117" style:family="paragraph" style:parent-style-name="Standard">
      <style:text-properties officeooo:rsid="007640e7" officeooo:paragraph-rsid="007640e7"/>
    </style:style>
    <style:style style:name="P118" style:family="paragraph" style:parent-style-name="Standard">
      <style:paragraph-properties fo:text-align="start" style:justify-single-word="false"/>
      <style:text-properties officeooo:rsid="00c4dc39" officeooo:paragraph-rsid="00942027"/>
    </style:style>
    <style:style style:name="P119" style:family="paragraph" style:parent-style-name="Standard">
      <style:text-properties officeooo:paragraph-rsid="009ab082"/>
    </style:style>
    <style:style style:name="P120" style:family="paragraph" style:parent-style-name="Standard">
      <style:text-properties officeooo:rsid="009feaa7" officeooo:paragraph-rsid="009feaa7"/>
    </style:style>
    <style:style style:name="P121" style:family="paragraph" style:parent-style-name="Standard">
      <style:text-properties officeooo:rsid="00a04ea5" officeooo:paragraph-rsid="00a04ea5"/>
    </style:style>
    <style:style style:name="P122" style:family="paragraph" style:parent-style-name="Standard">
      <style:text-properties officeooo:rsid="00a0aa55" officeooo:paragraph-rsid="00a0aa55"/>
    </style:style>
    <style:style style:name="P123" style:family="paragraph" style:parent-style-name="Standard">
      <style:text-properties officeooo:rsid="00a426b3" officeooo:paragraph-rsid="00a426b3"/>
    </style:style>
    <style:style style:name="P124" style:family="paragraph" style:parent-style-name="Standard">
      <style:text-properties officeooo:paragraph-rsid="00a5ecea"/>
    </style:style>
    <style:style style:name="P125" style:family="paragraph" style:parent-style-name="Standard">
      <style:text-properties officeooo:paragraph-rsid="00a426b3"/>
    </style:style>
    <style:style style:name="P126" style:family="paragraph" style:parent-style-name="Standard">
      <style:text-properties officeooo:paragraph-rsid="00a6da53"/>
    </style:style>
    <style:style style:name="P127" style:family="paragraph" style:parent-style-name="Standard">
      <style:text-properties officeooo:paragraph-rsid="00aaeec6"/>
    </style:style>
    <style:style style:name="P128" style:family="paragraph" style:parent-style-name="Standard">
      <style:text-properties officeooo:paragraph-rsid="00a6defb"/>
    </style:style>
    <style:style style:name="P129" style:family="paragraph" style:parent-style-name="Standard">
      <style:text-properties officeooo:rsid="00b4fa6b" officeooo:paragraph-rsid="00b4fa6b"/>
    </style:style>
    <style:style style:name="P130" style:family="paragraph" style:parent-style-name="Standard">
      <style:text-properties officeooo:rsid="00b4fa6b" officeooo:paragraph-rsid="00b54ecc"/>
    </style:style>
    <style:style style:name="P131" style:family="paragraph" style:parent-style-name="Standard">
      <style:text-properties officeooo:rsid="00b588d7"/>
    </style:style>
    <style:style style:name="P132" style:family="paragraph" style:parent-style-name="Standard">
      <style:text-properties officeooo:rsid="00b588d7" officeooo:paragraph-rsid="00b588d7"/>
    </style:style>
    <style:style style:name="P133" style:family="paragraph" style:parent-style-name="Standard">
      <style:text-properties officeooo:rsid="00b588d7" officeooo:paragraph-rsid="00c87b98"/>
    </style:style>
    <style:style style:name="P134" style:family="paragraph" style:parent-style-name="Standard">
      <style:text-properties officeooo:paragraph-rsid="00b54ecc"/>
    </style:style>
    <style:style style:name="P135" style:family="paragraph" style:parent-style-name="Standard">
      <style:text-properties officeooo:rsid="00ba8741" officeooo:paragraph-rsid="00ba8741"/>
    </style:style>
    <style:style style:name="P136" style:family="paragraph" style:parent-style-name="Standard">
      <style:text-properties officeooo:rsid="00ba9c53" officeooo:paragraph-rsid="00ba9c53"/>
    </style:style>
    <style:style style:name="P137" style:family="paragraph" style:parent-style-name="Standard">
      <style:text-properties officeooo:rsid="00bed0fa" officeooo:paragraph-rsid="00bed0fa"/>
    </style:style>
    <style:style style:name="P138" style:family="paragraph" style:parent-style-name="Standard">
      <style:text-properties officeooo:rsid="00c2e460" officeooo:paragraph-rsid="00c2e460"/>
    </style:style>
    <style:style style:name="P139" style:family="paragraph" style:parent-style-name="Standard">
      <style:text-properties officeooo:rsid="00c4c76b" officeooo:paragraph-rsid="00c4c76b"/>
    </style:style>
    <style:style style:name="P140" style:family="paragraph" style:parent-style-name="Standard">
      <style:text-properties officeooo:rsid="00c4c76b" officeooo:paragraph-rsid="00c62ca3"/>
    </style:style>
    <style:style style:name="P141" style:family="paragraph" style:parent-style-name="Standard">
      <style:text-properties officeooo:rsid="00c62ca3" officeooo:paragraph-rsid="00c62ca3"/>
    </style:style>
    <style:style style:name="P142" style:family="paragraph" style:parent-style-name="Standard">
      <style:text-properties officeooo:paragraph-rsid="00c87b98"/>
    </style:style>
    <style:style style:name="P143" style:family="paragraph" style:parent-style-name="Standard">
      <style:text-properties officeooo:rsid="00cb9d38" officeooo:paragraph-rsid="00cb9d38"/>
    </style:style>
    <style:style style:name="P144" style:family="paragraph" style:parent-style-name="Standard">
      <style:text-properties officeooo:paragraph-rsid="00cceede"/>
    </style:style>
    <style:style style:name="P145" style:family="paragraph" style:parent-style-name="Standard">
      <style:text-properties officeooo:paragraph-rsid="00cf7d7d"/>
    </style:style>
    <style:style style:name="P146" style:family="paragraph" style:parent-style-name="Standard">
      <style:text-properties officeooo:rsid="00cf7f4c" officeooo:paragraph-rsid="00cf7f4c"/>
    </style:style>
    <style:style style:name="P147" style:family="paragraph" style:parent-style-name="Standard">
      <style:text-properties officeooo:rsid="00a6da53" officeooo:paragraph-rsid="00a426b3"/>
    </style:style>
    <style:style style:name="P148" style:family="paragraph" style:parent-style-name="Standard">
      <style:text-properties officeooo:rsid="00c1e42b" officeooo:paragraph-rsid="00c1e42b"/>
    </style:style>
    <style:style style:name="P149" style:family="paragraph" style:parent-style-name="Standard">
      <style:text-properties officeooo:rsid="00d33700" officeooo:paragraph-rsid="00d33700"/>
    </style:style>
    <style:style style:name="P150" style:family="paragraph" style:parent-style-name="Standard">
      <style:text-properties officeooo:rsid="00d33700" officeooo:paragraph-rsid="00d79fa6"/>
    </style:style>
    <style:style style:name="P151" style:family="paragraph" style:parent-style-name="Standard">
      <style:text-properties officeooo:rsid="00d520e1" officeooo:paragraph-rsid="00d79fa6"/>
    </style:style>
    <style:style style:name="P152" style:family="paragraph" style:parent-style-name="Standard">
      <style:text-properties officeooo:rsid="00d641ff" officeooo:paragraph-rsid="00d641ff"/>
    </style:style>
    <style:style style:name="P153" style:family="paragraph" style:parent-style-name="Standard">
      <style:text-properties officeooo:rsid="00d79fa6" officeooo:paragraph-rsid="00d79fa6"/>
    </style:style>
    <style:style style:name="P154" style:family="paragraph" style:parent-style-name="Standard">
      <style:text-properties fo:font-weight="normal" officeooo:rsid="00dd0e54" officeooo:paragraph-rsid="00dd0e54" style:font-weight-asian="normal" style:font-weight-complex="normal"/>
    </style:style>
    <style:style style:name="P155" style:family="paragraph" style:parent-style-name="Standard">
      <style:text-properties fo:font-weight="normal" officeooo:rsid="00db1262" officeooo:paragraph-rsid="00db1262" style:font-weight-asian="normal" style:font-weight-complex="normal"/>
    </style:style>
    <style:style style:name="P156" style:family="paragraph" style:parent-style-name="Standard">
      <style:text-properties fo:font-weight="normal" officeooo:rsid="00d33700" officeooo:paragraph-rsid="00d33700" style:font-weight-asian="normal" style:font-weight-complex="normal"/>
    </style:style>
    <style:style style:name="P157" style:family="paragraph" style:parent-style-name="Standard">
      <style:text-properties fo:font-weight="normal" officeooo:rsid="00e8144b" officeooo:paragraph-rsid="00e8144b" style:font-weight-asian="normal" style:font-weight-complex="normal"/>
    </style:style>
    <style:style style:name="P158" style:family="paragraph" style:parent-style-name="Standard">
      <style:text-properties fo:font-weight="normal" officeooo:rsid="00e8b310" officeooo:paragraph-rsid="00e8b310" style:font-weight-asian="normal" style:font-weight-complex="normal"/>
    </style:style>
    <style:style style:name="P159" style:family="paragraph" style:parent-style-name="Standard">
      <style:text-properties fo:font-weight="normal" officeooo:rsid="00eafbc2" officeooo:paragraph-rsid="00eafbc2" style:font-weight-asian="normal" style:font-weight-complex="normal"/>
    </style:style>
    <style:style style:name="P160" style:family="paragraph" style:parent-style-name="Standard">
      <style:text-properties fo:font-weight="normal" officeooo:rsid="00ecf039" officeooo:paragraph-rsid="00ecf039" style:font-weight-asian="normal" style:font-weight-complex="normal"/>
    </style:style>
    <style:style style:name="P161" style:family="paragraph" style:parent-style-name="Standard">
      <style:text-properties fo:font-weight="normal" officeooo:rsid="00ede024" officeooo:paragraph-rsid="00ede024" style:font-weight-asian="normal" style:font-weight-complex="normal"/>
    </style:style>
    <style:style style:name="P162" style:family="paragraph" style:parent-style-name="Standard">
      <style:text-properties officeooo:rsid="00e33bab" officeooo:paragraph-rsid="00e33bab"/>
    </style:style>
    <style:style style:name="P163" style:family="paragraph" style:parent-style-name="Standard">
      <style:text-properties officeooo:rsid="00e62737" officeooo:paragraph-rsid="00e62737"/>
    </style:style>
    <style:style style:name="P16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165"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166" style:family="paragraph" style:parent-style-name="Horizontal_20_Line">
      <style:text-properties officeooo:rsid="0053220a"/>
    </style:style>
    <style:style style:name="P167"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68"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169"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170"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171" style:family="paragraph" style:parent-style-name="Standard">
      <style:text-properties fo:font-weight="bold" officeooo:rsid="00d641ff" officeooo:paragraph-rsid="00d641ff" style:font-weight-asian="bold" style:font-weight-complex="bold"/>
    </style:style>
    <style:style style:name="P172" style:family="paragraph" style:parent-style-name="Standard">
      <style:text-properties officeooo:rsid="00041278" officeooo:paragraph-rsid="00041278"/>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0e5d78" style:font-weight-asian="bold" style:font-weight-complex="bold"/>
    </style:style>
    <style:style style:name="T18" style:family="text">
      <style:text-properties fo:font-weight="bold" officeooo:rsid="00137c2c" style:font-weight-asian="bold" style:font-weight-complex="bold"/>
    </style:style>
    <style:style style:name="T19" style:family="text">
      <style:text-properties fo:font-weight="bold" officeooo:rsid="001ba3a6" style:font-weight-asian="bold" style:font-weight-complex="bold"/>
    </style:style>
    <style:style style:name="T20" style:family="text">
      <style:text-properties fo:font-weight="bold" officeooo:rsid="00504e4d" style:font-weight-asian="bold" style:font-weight-complex="bold"/>
    </style:style>
    <style:style style:name="T21" style:family="text">
      <style:text-properties fo:font-weight="bold" officeooo:rsid="006f4470" style:font-weight-asian="bold" style:font-weight-complex="bold"/>
    </style:style>
    <style:style style:name="T22" style:family="text">
      <style:text-properties fo:font-weight="bold" officeooo:rsid="007096ef" style:font-weight-asian="bold" style:font-weight-complex="bold"/>
    </style:style>
    <style:style style:name="T23" style:family="text">
      <style:text-properties fo:font-weight="bold" officeooo:rsid="006ba84e" style:font-weight-asian="bold" style:font-weight-complex="bold"/>
    </style:style>
    <style:style style:name="T24" style:family="text">
      <style:text-properties fo:font-weight="bold" officeooo:rsid="006adaa9" style:font-weight-asian="bold" style:font-weight-complex="bold"/>
    </style:style>
    <style:style style:name="T25" style:family="text">
      <style:text-properties fo:font-weight="bold" officeooo:rsid="006ebe28" style:font-weight-asian="bold" style:font-weight-complex="bold"/>
    </style:style>
    <style:style style:name="T26" style:family="text">
      <style:text-properties fo:font-weight="bold" officeooo:rsid="007640e7" style:font-weight-asian="bold" style:font-weight-complex="bold"/>
    </style:style>
    <style:style style:name="T27" style:family="text">
      <style:text-properties fo:font-weight="bold" officeooo:rsid="007eae53" style:font-weight-asian="bold" style:font-weight-complex="bold"/>
    </style:style>
    <style:style style:name="T28" style:family="text">
      <style:text-properties fo:font-weight="bold" officeooo:rsid="0091163b" style:font-weight-asian="bold" style:font-weight-complex="bold"/>
    </style:style>
    <style:style style:name="T29" style:family="text">
      <style:text-properties fo:font-weight="bold" officeooo:rsid="0094d956" style:font-weight-asian="bold" style:font-weight-complex="bold"/>
    </style:style>
    <style:style style:name="T30" style:family="text">
      <style:text-properties fo:font-weight="bold" officeooo:rsid="000b41bb" style:font-weight-asian="bold" style:font-weight-complex="bold"/>
    </style:style>
    <style:style style:name="T31" style:family="text">
      <style:text-properties fo:font-weight="bold" officeooo:rsid="0097db5f" style:font-weight-asian="bold" style:font-weight-complex="bold"/>
    </style:style>
    <style:style style:name="T32" style:family="text">
      <style:text-properties fo:font-weight="bold" officeooo:rsid="00a6defb" style:font-weight-asian="bold" style:font-weight-complex="bold"/>
    </style:style>
    <style:style style:name="T33" style:family="text">
      <style:text-properties fo:font-weight="bold" officeooo:rsid="00cbe550" style:font-weight-asian="bold" style:font-weight-complex="bold"/>
    </style:style>
    <style:style style:name="T34" style:family="text">
      <style:text-properties officeooo:rsid="0011c3cf"/>
    </style:style>
    <style:style style:name="T35" style:family="text">
      <style:text-properties officeooo:rsid="00137c2c"/>
    </style:style>
    <style:style style:name="T36" style:family="text">
      <style:text-properties fo:font-size="16pt" fo:font-weight="bold" style:font-size-asian="16pt" style:font-weight-asian="bold" style:font-size-complex="16pt" style:font-weight-complex="bold"/>
    </style:style>
    <style:style style:name="T37" style:family="text">
      <style:text-properties fo:font-size="16pt" fo:font-weight="bold" officeooo:rsid="0066bc3a" style:font-size-asian="16pt" style:font-weight-asian="bold" style:font-size-complex="16pt" style:font-weight-complex="bold"/>
    </style:style>
    <style:style style:name="T38" style:family="text">
      <style:text-properties fo:font-size="16pt" fo:font-weight="bold" officeooo:rsid="009ab082" style:font-size-asian="16pt" style:font-weight-asian="bold" style:font-size-complex="16pt" style:font-weight-complex="bold"/>
    </style:style>
    <style:style style:name="T39" style:family="text">
      <style:text-properties fo:font-size="16pt" style:font-size-asian="16pt" style:font-size-complex="16pt"/>
    </style:style>
    <style:style style:name="T40" style:family="text">
      <style:text-properties fo:font-size="16pt" fo:font-weight="normal" style:font-size-asian="16pt" style:font-weight-asian="normal" style:font-size-complex="16pt" style:font-weight-complex="normal"/>
    </style:style>
    <style:style style:name="T41" style:family="text">
      <style:text-properties fo:font-size="16pt" style:text-underline-style="none" fo:font-weight="bold" style:font-size-asian="16pt" style:font-weight-asian="bold" style:font-size-complex="16pt" style:font-weight-complex="bold"/>
    </style:style>
    <style:style style:name="T42" style:family="text">
      <style:text-properties officeooo:rsid="00162c31"/>
    </style:style>
    <style:style style:name="T43" style:family="text">
      <style:text-properties officeooo:rsid="001643d9"/>
    </style:style>
    <style:style style:name="T44" style:family="text">
      <style:text-properties officeooo:rsid="0019b833"/>
    </style:style>
    <style:style style:name="T45" style:family="text">
      <style:text-properties officeooo:rsid="001ba3a6"/>
    </style:style>
    <style:style style:name="T46" style:family="text">
      <style:text-properties officeooo:rsid="001e0210"/>
    </style:style>
    <style:style style:name="T47" style:family="text">
      <style:text-properties officeooo:rsid="0020de7e"/>
    </style:style>
    <style:style style:name="T48" style:family="text">
      <style:text-properties officeooo:rsid="002201b0"/>
    </style:style>
    <style:style style:name="T49" style:family="text">
      <style:text-properties fo:font-style="italic" style:font-style-asian="italic" style:font-style-complex="italic"/>
    </style:style>
    <style:style style:name="T50" style:family="text">
      <style:text-properties fo:font-style="italic" officeooo:rsid="0020de7e" style:font-style-asian="italic" style:font-style-complex="italic"/>
    </style:style>
    <style:style style:name="T51" style:family="text">
      <style:text-properties style:text-position="super 58%" officeooo:rsid="002201b0"/>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fo:font-weight="normal" style:font-weight-asian="normal" style:font-weight-complex="normal"/>
    </style:style>
    <style:style style:name="T54" style:family="text">
      <style:text-properties style:text-underline-style="solid" style:text-underline-width="auto" style:text-underline-color="font-color" officeooo:rsid="001e0210"/>
    </style:style>
    <style:style style:name="T55" style:family="text">
      <style:text-properties style:text-underline-style="solid" style:text-underline-width="auto" style:text-underline-color="font-color" officeooo:rsid="009d45a3"/>
    </style:style>
    <style:style style:name="T56" style:family="text">
      <style:text-properties style:text-underline-style="solid" style:text-underline-width="auto" style:text-underline-color="font-color" officeooo:rsid="00a426b3"/>
    </style:style>
    <style:style style:name="T57" style:family="text">
      <style:text-properties fo:font-style="normal" style:text-underline-style="solid" style:text-underline-width="auto" style:text-underline-color="font-color" style:font-style-asian="normal" style:font-style-complex="normal"/>
    </style:style>
    <style:style style:name="T58" style:family="text">
      <style:text-properties officeooo:rsid="002b0ee7"/>
    </style:style>
    <style:style style:name="T59" style:family="text">
      <style:text-properties officeooo:rsid="00327fc7"/>
    </style:style>
    <style:style style:name="T60" style:family="text">
      <style:text-properties officeooo:rsid="0034b7f3"/>
    </style:style>
    <style:style style:name="T61" style:family="text">
      <style:text-properties officeooo:rsid="0036c5db"/>
    </style:style>
    <style:style style:name="T62" style:family="text">
      <style:text-properties officeooo:rsid="00386647"/>
    </style:style>
    <style:style style:name="T63" style:family="text">
      <style:text-properties officeooo:rsid="003c4cbe"/>
    </style:style>
    <style:style style:name="T64" style:family="text">
      <style:text-properties officeooo:rsid="003f9c4b"/>
    </style:style>
    <style:style style:name="T65" style:family="text">
      <style:text-properties style:text-underline-style="none"/>
    </style:style>
    <style:style style:name="T66" style:family="text">
      <style:text-properties style:text-underline-style="none" officeooo:rsid="00a426b3"/>
    </style:style>
    <style:style style:name="T67" style:family="text">
      <style:text-properties style:text-underline-style="none" officeooo:rsid="00a5ecea"/>
    </style:style>
    <style:style style:name="T68" style:family="text">
      <style:text-properties style:text-underline-style="none" fo:font-weight="normal" officeooo:rsid="00aeaf75" style:font-weight-asian="normal" style:font-weight-complex="normal"/>
    </style:style>
    <style:style style:name="T69" style:family="text">
      <style:text-properties style:text-underline-style="none" fo:font-weight="normal" officeooo:rsid="00af77f4" style:font-weight-asian="normal" style:font-weight-complex="normal"/>
    </style:style>
    <style:style style:name="T70" style:family="text">
      <style:text-properties style:text-underline-style="none" officeooo:rsid="00aeaf75"/>
    </style:style>
    <style:style style:name="T71" style:family="text">
      <style:text-properties officeooo:rsid="004785db"/>
    </style:style>
    <style:style style:name="T72" style:family="text">
      <style:text-properties officeooo:rsid="005a7f8d"/>
    </style:style>
    <style:style style:name="T73" style:family="text">
      <style:text-properties officeooo:rsid="005ac631"/>
    </style:style>
    <style:style style:name="T74" style:family="text">
      <style:text-properties officeooo:rsid="005b8535"/>
    </style:style>
    <style:style style:name="T75" style:family="text">
      <style:text-properties fo:font-size="14pt" style:font-size-asian="14pt" style:font-size-complex="14pt"/>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8" style:family="text">
      <style:text-properties officeooo:rsid="00618dde"/>
    </style:style>
    <style:style style:name="T79" style:family="text">
      <style:text-properties officeooo:rsid="0066bc3a"/>
    </style:style>
    <style:style style:name="T80" style:family="text">
      <style:text-properties officeooo:rsid="006d97ba"/>
    </style:style>
    <style:style style:name="T81" style:family="text">
      <style:text-properties officeooo:rsid="006ebe28"/>
    </style:style>
    <style:style style:name="T82" style:family="text">
      <style:text-properties officeooo:rsid="006f4470"/>
    </style:style>
    <style:style style:name="T83" style:family="text">
      <style:text-properties officeooo:rsid="0072dfd2"/>
    </style:style>
    <style:style style:name="T84" style:family="text">
      <style:text-properties officeooo:rsid="007eae53"/>
    </style:style>
    <style:style style:name="T85" style:family="text">
      <style:text-properties officeooo:rsid="0081f800"/>
    </style:style>
    <style:style style:name="T86" style:family="text">
      <style:text-properties officeooo:rsid="00825bc3"/>
    </style:style>
    <style:style style:name="T87" style:family="text">
      <style:text-properties officeooo:rsid="008621f4"/>
    </style:style>
    <style:style style:name="T88" style:family="text">
      <style:text-properties officeooo:rsid="0086c799"/>
    </style:style>
    <style:style style:name="T89" style:family="text">
      <style:text-properties officeooo:rsid="008cc6d1"/>
    </style:style>
    <style:style style:name="T90" style:family="text">
      <style:text-properties officeooo:rsid="01382ca3"/>
    </style:style>
    <style:style style:name="T91" style:family="text">
      <style:text-properties officeooo:rsid="00c4dc39"/>
    </style:style>
    <style:style style:name="T92" style:family="text">
      <style:text-properties officeooo:rsid="00952393"/>
    </style:style>
    <style:style style:name="T93" style:family="text">
      <style:text-properties officeooo:rsid="0097db5f"/>
    </style:style>
    <style:style style:name="T94" style:family="text">
      <style:text-properties officeooo:rsid="009ab082"/>
    </style:style>
    <style:style style:name="T95" style:family="text">
      <style:text-properties officeooo:rsid="009d45a3"/>
    </style:style>
    <style:style style:name="T96" style:family="text">
      <style:text-properties officeooo:rsid="00a04ea5"/>
    </style:style>
    <style:style style:name="T97" style:family="text">
      <style:text-properties officeooo:rsid="00a426b3"/>
    </style:style>
    <style:style style:name="T98" style:family="text">
      <style:text-properties officeooo:rsid="00a6da53"/>
    </style:style>
    <style:style style:name="T99" style:family="text">
      <style:text-properties officeooo:rsid="00a6defb"/>
    </style:style>
    <style:style style:name="T100" style:family="text">
      <style:text-properties officeooo:rsid="00b03fcc"/>
    </style:style>
    <style:style style:name="T101" style:family="text">
      <style:text-properties officeooo:rsid="00b2fd5a"/>
    </style:style>
    <style:style style:name="T102" style:family="text">
      <style:text-properties officeooo:rsid="00b588d7"/>
    </style:style>
    <style:style style:name="T103" style:family="text">
      <style:text-properties officeooo:rsid="00bb1ac5"/>
    </style:style>
    <style:style style:name="T104" style:family="text">
      <style:text-properties officeooo:rsid="00c0172c"/>
    </style:style>
    <style:style style:name="T105" style:family="text">
      <style:text-properties officeooo:rsid="00c4c76b"/>
    </style:style>
    <style:style style:name="T106" style:family="text">
      <style:text-properties officeooo:rsid="00c87b98"/>
    </style:style>
    <style:style style:name="T107" style:family="text">
      <style:text-properties officeooo:rsid="00cbe550"/>
    </style:style>
    <style:style style:name="T108" style:family="text">
      <style:text-properties officeooo:rsid="00cf7d7d"/>
    </style:style>
    <style:style style:name="T109" style:family="text">
      <style:text-properties officeooo:rsid="00d33700"/>
    </style:style>
    <style:style style:name="T110" style:family="text">
      <style:text-properties officeooo:rsid="00d520e1"/>
    </style:style>
    <style:style style:name="T111" style:family="text">
      <style:text-properties officeooo:rsid="00d79fa6"/>
    </style:style>
    <style:style style:name="T112" style:family="text">
      <style:text-properties officeooo:rsid="00da7672"/>
    </style:style>
    <style:style style:name="T113" style:family="text">
      <style:text-properties fo:color="#ce181e" fo:font-weight="bold" style:font-weight-asian="bold" style:font-weight-complex="bold"/>
    </style:style>
    <style:style style:name="T114" style:family="text">
      <style:text-properties fo:background-color="#ed1c24" loext:char-shading-value="0"/>
    </style:style>
    <style:style style:name="T115" style:family="text">
      <style:text-properties fo:color="#59c5c7" fo:font-weight="bold" style:font-weight-asian="bold" style:font-weight-complex="bold"/>
    </style:style>
    <style:style style:name="T116" style:family="text">
      <style:text-properties fo:color="#59c5c7" fo:font-weight="bold" officeooo:rsid="00da7672" style:font-weight-asian="bold" style:font-weight-complex="bold"/>
    </style:style>
    <style:style style:name="T117" style:family="text">
      <style:text-properties officeooo:rsid="00ec2de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
      <text:p text:style-name="P1"><text:a xlink:type="simple" xlink:href="https://developers.redhat.com/rhel8/install-rhel8-vbox/" text:style-name="Internet_20_link" text:visited-style-name="Visited_20_Internet_20_Link">https://developers.redhat.com/rhel8/install-rhel8-vbox/</text:a></text:p>
      <text:p text:style-name="P1"/>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64">o</text:span>ls to search information:</text:p>
      <text:p text:style-name="P4"/>
      <text:p text:style-name="P34"><text:span text:style-name="T36">Apropos:</text:span> <text:span text:style-name="T63">Search inside the manual pages (man database) for a command. Will tell you all the man pages which contain the command searched.</text:span></text:p>
      <text:p text:style-name="P34"/>
      <text:p text:style-name="P39">Lists all manual pages that contain the command searched in their title.</text:p>
      <text:p text:style-name="P34"/>
      <text:p text:style-name="P36"><text:span text:style-name="T52">Example:</text:span><text:span text:style-name="T65"><text:tab/></text:span></text:p>
      <text:p text:style-name="P56">apropos mount</text:p>
      <text:p text:style-name="P66">free (1) <text:s text:c="10"/><text:tab/> <text:tab/> - Display amount of free and used memory in the system</text:p>
      <text:p text:style-name="P66">mklost+found (8) <text:s text:c="3"/><text:tab/> - create a lost+found directory on a mounted Linux second extended file system</text:p>
      <text:p text:style-name="P66">mount (8) <text:s text:c="9"/><text:tab/><text:tab/> <text:s/>- mount a file system</text:p>
      <text:p text:style-name="P66">mountpoint (1) <text:s text:c="3"/><text:tab/> <text:s text:c="15"/>- see if a directory is a mountpoint</text:p>
      <text:p text:style-name="P66">ntfsmount (8) <text:s text:c="3"/><text:tab/><text:tab/> <text:s text:c="3"/>- Read/Write userspace NTFS driver.</text:p>
      <text:p text:style-name="P66">sleep (1) <text:s text:c="9"/><text:tab/><text:tab/> <text:s/>- delay for a specified amount of time</text:p>
      <text:p text:style-name="P66">switch_root (8) <text:s/><text:tab/><text:tab/> <text:s text:c="3"/>- switch to another filesystem as the root of the mount tree.</text:p>
      <text:p text:style-name="P66">umount (8) <text:s text:c="8"/><text:tab/><text:tab/> <text:s/>- unmount file systems</text:p>
      <text:p text:style-name="P67"/>
      <text:p text:style-name="P37">man -k <text:s/>&lt;command&gt; does the same:</text:p>
      <text:p text:style-name="P37"><text:span text:style-name="T52">Example:</text:span><text:span text:style-name="T65"> <text:s/></text:span><text:span text:style-name="T16">man -k mount</text:span></text:p>
      <text:p text:style-name="P58"/>
      <text:p text:style-name="P38">– Name(Section) → man pages uses this notation. <text:s/><text:span text:style-name="T52">Example:</text:span> <text:s/>ftp(1)</text:p>
      <text:p text:style-name="P38">The section refers the different ways the topic can be referenced, system call, shell command line, etc. </text:p>
      <text:p text:style-name="Horizontal_20_Line"/>
      <text:p text:style-name="P35"><text:span text:style-name="T36">Whatis:</text:span><text:span text:style-name="T39"> </text:span><text:s/><text:span text:style-name="T71">List the manual page title for the specified command, is the same than man -f &lt;command&gt;</text:span></text:p>
      <text:p text:style-name="P41">You must to type the command exactly unless apropos.</text:p>
      <text:p text:style-name="P53">Example:</text:p>
      <text:p text:style-name="P57">whatis mount</text:p>
      <text:p text:style-name="P40">mount(8) <text:s text:c="16"/>- mount file systems</text:p>
      <text:p text:style-name="P34"/>
      <text:p text:style-name="Horizontal_20_Line"/>
      <text:p text:style-name="P34"/>
      <text:p text:style-name="P3">* <text:span text:style-name="T1">Man pages:</text:span></text:p>
      <text:p text:style-name="P1"/>
      <text:p text:style-name="P73"><text:span text:style-name="T16">h </text:span><text:span text:style-name="T7">or</text:span><text:span text:style-name="T20"> H</text:span>→ <text:span text:style-name="T16">Help</text:span> inside the manual, will tell you the less keys to move yourselve inside the manual. </text:p>
      <text:p text:style-name="P1"/>
      <text:p text:style-name="P21"><text:span text:style-name="T16">^ </text:span>→ <text:span text:style-name="T2">Caret</text:span> means control, ^f → means to type: <text:s/>control + f</text:p>
      <text:p text:style-name="P12"/>
      <text:p text:style-name="P12">ls [OPTION]… [FILE]...</text:p>
      <text:p text:style-name="P21"/>
      <text:p text:style-name="P25">[ <text:s text:c="9"/>] → something inside brackets means optional</text:p>
      <text:p text:style-name="P26"><text:soft-page-break/></text:p>
      <text:p text:style-name="P26"><text:span text:style-name="T16">[OPTION] </text:span>→ <text:span text:style-name="T43">I can specify </text:span>optional flags, like -a ,--all, -sh , -Pn, <text:s/><text:span text:style-name="T34">etc.</text:span></text:p>
      <text:p text:style-name="P27"><text:span text:style-name="T36">...</text:span> → <text:span text:style-name="T44">Ellipsis, </text:span>means that you can add <text:span text:style-name="T35">an arbitrary number of flags for the previous bracket.</text:span></text:p>
      <text:p text:style-name="P27"><text:span text:style-name="T54">Example: <text:s/></text:span><text:span text:style-name="T46"><text:s/>ls </text:span><text:span text:style-name="T18">-lat</text:span></text:p>
      <text:p text:style-name="P25"/>
      <text:p text:style-name="P25"><text:span text:style-name="T16">[FILE] </text:span>→<text:span text:style-name="T43"> I can specify an optional file, like ls <text:s/>/Desktop </text:span></text:p>
      <text:p text:style-name="P21"><text:span text:style-name="T36">…</text:span> →<text:span text:style-name="T42"> I can specify multiple files. </text:span></text:p>
      <text:p text:style-name="P65"><text:span text:style-name="T52">Example:</text:span> <text:s/><text:span text:style-name="T42">ls /Desktop /Downloads /Documents</text:span></text:p>
      <text:p text:style-name="P21"/>
      <text:p text:style-name="P96"><text:span text:style-name="T77">Italic text</text:span><text:span text:style-name="T76">:</text:span><text:span text:style-name="T75"> <text:s/></text:span>When the text is in italic you need to replace it with the appropriate argument.</text:p>
      <text:p text:style-name="P97">In most of the <text:span text:style-name="T78">Linux systems will be underlined only.</text:span></text:p>
      <text:p text:style-name="P98">Example:</text:p>
      <text:p text:style-name="P98">basename <text:span text:style-name="T52">OPTION</text:span>... <text:span text:style-name="T53">NAME…</text:span></text:p>
      <text:p text:style-name="P82"/>
      <text:p text:style-name="P21"/>
      <text:p text:style-name="P7">cal [-smjy13] [[[day] month] year]</text:p>
      <text:p text:style-name="P21"/>
      <text:p text:style-name="P28"><text:span text:style-name="T16">[-smjy13] </text:span><text:span text:style-name="T19">or [options]</text:span><text:span text:style-name="T45"> → the flags that you can use with the previous token (brakets) </text:span></text:p>
      <text:p text:style-name="P64"><text:span text:style-name="T52">Example:</text:span> <text:s/>cal -s3 <text:s text:c="2"/>→ display Sunday as a first day of the week and display the last 3 months.</text:p>
      <text:p text:style-name="P21"/>
      <text:p text:style-name="P29"><text:span text:style-name="T16">[[[day] month] year]</text:span> →<text:span text:style-name="T47"> If you remove the first set of brackets </text:span><text:span text:style-name="T50">year</text:span><text:span text:style-name="T47"> will be the one that will be used because it’s outside of all the brackets, then month and then day.</text:span></text:p>
      <text:p text:style-name="P30"><text:span text:style-name="T52">Example: </text:span><text:s/>cal 9 2019 <text:s/>→ will show the month of September of 2019</text:p>
      <text:p text:style-name="P29"><text:tab/> <text:s text:c="4"/><text:span text:style-name="T48">cal 25 10 2020 → will show the month of October of 2020 and will highlight the 25</text:span><text:span text:style-name="T51">th</text:span><text:span text:style-name="T48"> day.</text:span></text:p>
      <text:p text:style-name="P29"/>
      <text:p text:style-name="P29"/>
      <text:p text:style-name="P29"><text:span text:style-name="T16">mv [OPTION]... [-T] SOURCE DEST </text:span><text:s/>→<text:span text:style-name="T58"> move several optional flags + optional T + simple source or filename + any destination, we can move into a file or as another changing it’s name.</text:span></text:p>
      <text:p text:style-name="P31"><text:span text:style-name="T57">Example:</text:span> <text:s/><text:span text:style-name="T58">mv /home/example.txt /Documents/example_renamed.txt</text:span></text:p>
      <text:p text:style-name="P33"><text:s/></text:p>
      <text:p text:style-name="P29"><text:span text:style-name="T16">mv [OPTION]... SOURCE... DIRECTORY </text:span>→<text:span text:style-name="T59"> move + multiple optional flags + multiple optional sources + must be a directory.</text:span></text:p>
      <text:p text:style-name="P29"/>
      <text:p text:style-name="P29"><text:span text:style-name="T16">mv [OPTION]... -t DIRECTORY SOURCE…</text:span> <text:s/>→<text:span text:style-name="T60"> move + multiple optional flags + -t + directory + multiple optional sources.</text:span></text:p>
      <text:p text:style-name="P29"/>
      <text:p text:style-name="P29"/>
      <text:p text:style-name="P32"><text:span text:style-name="T16">date [OPTION]... [+FORMAT]</text:span> →date + multiple optional flags + optional format <text:span text:style-name="T61">adding a plus sign (+) at the beginning of format.</text:span></text:p>
      <text:p text:style-name="P32"><text:span text:style-name="T52">Example:</text:span> <text:span text:style-name="T61">date +%D <text:s text:c="2"/>→ 11/18/19</text:span></text:p>
      <text:p text:style-name="P32"/>
      <text:p text:style-name="P32"><text:span text:style-name="T16">date [-u|--utc|--universal] [MMDDhhmm[[CC]YY][.ss]]</text:span> →<text:span text:style-name="T62"> date + optional -u or –utc or –universal or a combination of them or all toghether + optional month day hour minute or the brackets that you remove.</text:span></text:p>
      <text:p text:style-name="P23"/>
      <text:p text:style-name="P21"><text:span text:style-name="T16">* </text:span><text:span text:style-name="T30">Conventions: </text:span><text:span text:style-name="T4">You can see them in man, conventions </text:span><text:span text:style-name="T5">are, do: man man and search for it.</text:span></text:p>
      <text:p text:style-name="P21"><text:s text:c="7"/>bold text <text:s text:c="9"/>type exactly as shown.</text:p>
      <text:p text:style-name="P21"><text:s text:c="7"/>italic text <text:s text:c="7"/>replace with appropriate argument.</text:p>
      <text:p text:style-name="P21"><text:s text:c="7"/>[-abc] <text:s text:c="12"/>any or all arguments within [ ] are optional.</text:p>
      <text:p text:style-name="P21"><text:s text:c="7"/>-a|-b <text:s text:c="13"/>options delimited by | cannot be used together.</text:p>
      <text:p text:style-name="P21"><text:s text:c="7"/>argument ... <text:s text:c="6"/>argument is repeatable.</text:p>
      <text:p text:style-name="P21"><text:soft-page-break/><text:s text:c="7"/>[expression] ... <text:s text:c="2"/>entire expression within [ ] is repeatable.</text:p>
      <text:p text:style-name="P24">… <text:s/>→ <text:span text:style-name="T31">Ellipsis:</text:span><text:span text:style-name="T93"> <text:s/>You can repeat the last token several times, like <text:s/>ls -l -a -h <text:s/>etc.</text:span></text:p>
      <text:p text:style-name="P25"/>
      <text:p text:style-name="P21"><text:span text:style-name="T16">* </text:span><text:span text:style-name="T17">Sections: </text:span><text:span text:style-name="T6">The manuals are split in different sections marked by number</text:span></text:p>
      <text:p text:style-name="P74">Normally I will use the section 8 information, system administrators and the 1.</text:p>
      <text:p text:style-name="P74">You can see the content of the sections in <text:span text:style-name="T49">man man</text:span></text:p>
      <text:p text:style-name="P21"/>
      <text:p text:style-name="P21"/>
      <text:p text:style-name="P75"><text:span text:style-name="T16">*Built-in commands: </text:span><text:s/>like help, history, etc don’t have a man page but you can find information in the man page of the shell in which you are, like bash:</text:p>
      <text:p text:style-name="P76">man bash</text:p>
      <text:p text:style-name="P75"/>
      <text:p text:style-name="P166"/>
      <text:p text:style-name="P5">*Help:</text:p>
      <text:p text:style-name="P77"/>
      <text:p text:style-name="P78"><text:span text:style-name="T73">Display</text:span> information about the builtin commands that doesn’t have man pages: <text:span text:style-name="T74">help &lt;argument&gt;</text:span></text:p>
      <text:p text:style-name="P81">Example:</text:p>
      <text:p text:style-name="P80">help fg</text:p>
      <text:p text:style-name="P80"/>
      <text:p text:style-name="P80">&lt;command&gt; --help </text:p>
      <text:p text:style-name="P80">vim --help</text:p>
      <text:p text:style-name="P78"/>
      <text:p text:style-name="Horizontal_20_Line"/>
      <text:p text:style-name="P6">*Type:</text:p>
      <text:p text:style-name="P79">Tells you what kind of command is, builtin, the path <text:span text:style-name="T72">to it, etc.</text:span></text:p>
      <text:p text:style-name="P78"/>
      <text:p text:style-name="P78"/>
      <text:p text:style-name="Horizontal_20_Line"/>
      <text:p text:style-name="P164">Use Input/Output Redirection</text:p>
      <text:p text:style-name="P21"/>
      <text:p text:style-name="P107">Standard Input <text:s text:c="6"/>STDIN → 0</text:p>
      <text:p text:style-name="P107">Standard Output <text:s text:c="2"/>STOUT → 1</text:p>
      <text:p text:style-name="P107">Standard Error <text:s text:c="2"/>STDERR <text:s/>→ 2</text:p>
      <text:p text:style-name="P21"/>
      <text:p text:style-name="P102"><text:span text:style-name="T40">&lt; </text:span><text:s/><text:span text:style-name="T39">→</text:span><text:span text:style-name="T79"> </text:span><text:span text:style-name="T16">Directs the contents of a file to the command</text:span>, is the default action, less bigfile.txt and less &lt; bigfile.txt are the same.</text:p>
      <text:p text:style-name="P84">Example:</text:p>
      <text:p text:style-name="P108"><text:tab/>less &lt; bigfile.txt</text:p>
      <text:p text:style-name="P108"><text:tab/>less bigfile.txt</text:p>
      <text:p text:style-name="P21"/>
      <text:p text:style-name="P102"><text:span text:style-name="T36">&gt; </text:span><text:span text:style-name="T40">→</text:span><text:span text:style-name="T16">Directs standard output </text:span><text:span text:style-name="T24">(1) </text:span><text:span text:style-name="T16">to a file</text:span>. <text:span text:style-name="T52">If the file exists the content is overwritten.</text:span></text:p>
      <text:p text:style-name="P85">Example:</text:p>
      <text:p text:style-name="P109"><text:tab/>ls bigfile.txt &gt; new_file.txt</text:p>
      <text:p text:style-name="P104"/>
      <text:p text:style-name="P102"><text:span text:style-name="T36">&gt;&gt; →</text:span><text:span text:style-name="T37"> </text:span><text:s/><text:span text:style-name="T22">Append </text:span><text:span text:style-name="T16">the </text:span><text:span text:style-name="T23">standard output</text:span> of a command to a file, adding the output to the end of that file.</text:p>
      <text:p text:style-name="P86">Example:</text:p>
      <text:p text:style-name="P105"><text:tab/><text:span text:style-name="T80">ls bigfile.txt &gt;&gt; new_file.txt</text:span></text:p>
      <text:p text:style-name="P104"><text:soft-page-break/></text:p>
      <text:p text:style-name="P103"><text:span text:style-name="T16">2&gt;</text:span> <text:span text:style-name="T16">Directs standard error to the filename</text:span></text:p>
      <text:p text:style-name="P86">Example:</text:p>
      <text:p text:style-name="P103"><text:tab/><text:span text:style-name="T81">ls asdfasasgdfgasfdas <text:s/></text:span><text:span text:style-name="T25">2&gt; </text:span><text:span text:style-name="T81">error.txt</text:span></text:p>
      <text:p text:style-name="P103"/>
      <text:p text:style-name="P103"><text:span text:style-name="T16">&amp;&gt;</text:span> <text:span text:style-name="T16">Redirecting Standard Output and Standard Error</text:span></text:p>
      <text:p text:style-name="P113">Used in BASH. Use this redirection if you are sure that will run over bash.</text:p>
      <text:p text:style-name="P113"/>
      <text:p text:style-name="P113"><text:span text:style-name="T26">&amp;</text:span><text:span text:style-name="T16">&gt;</text:span> is a bash extension and <text:span text:style-name="T52">not de jure standard.</text:span></text:p>
      <text:p text:style-name="P113"/>
      <text:p text:style-name="P87">Example:</text:p>
      <text:p text:style-name="P21"><text:tab/><text:span text:style-name="T82">ls bigfile.txt <text:s/>asdfasdfasdfasdfa <text:s text:c="2"/></text:span><text:span text:style-name="T21">&amp;&gt;</text:span><text:span text:style-name="T82"> error_and_output.txt</text:span></text:p>
      <text:p text:style-name="P21"/>
      <text:p text:style-name="P110"><text:span text:style-name="T16">&gt;&amp;</text:span> Same than a<text:span text:style-name="T83">bov</text:span>e, but the first is preffered</text:p>
      <text:p text:style-name="P88">Example:</text:p>
      <text:p text:style-name="P22"><text:tab/><text:span text:style-name="T82">ls bigfile.txt <text:s/>asdfasdfasdfasdfa <text:s text:c="2"/></text:span><text:span text:style-name="T21">&gt;&amp;</text:span><text:span text:style-name="T82"> error_and_output.txt</text:span></text:p>
      <text:p text:style-name="P21"/>
      <text:p text:style-name="P101"><text:span text:style-name="T16">2&gt;&amp;1</text:span> <text:s/>Duplicating an Output File Descriptor. <text:span text:style-name="T83">Is the same than above.</text:span></text:p>
      <text:p text:style-name="P112">Supported by most POSIX-compliant and Brourne-like shells.</text:p>
      <text:p text:style-name="P117"/>
      <text:p text:style-name="P117">2&gt;&amp;1 is standard Bourne/POSIX shell. </text:p>
      <text:p text:style-name="P111"/>
      <text:p text:style-name="P89">Example:</text:p>
      <text:p text:style-name="P100"><text:tab/>ls bigfile.txt asdfasdfasdfa <text:span text:style-name="T16">&gt;</text:span> <text:span text:style-name="T82">error_and_output.txt </text:span><text:span text:style-name="T21">2&gt;&amp;1</text:span></text:p>
      <text:p text:style-name="P99"/>
      <text:p text:style-name="P13"><text:span text:style-name="T90">&lt;&lt;</text:span> <text:span text:style-name="T91">Here text / Here document:</text:span></text:p>
      <text:p text:style-name="P118">Will send the content typed between &lt;&lt; myword <text:s text:c="2"/>and myword <text:s/>to the input of the commnand</text:p>
      <text:p text:style-name="P106"/>
      <text:p text:style-name="P106">$ mail root cnegus <text:s/><text:span text:style-name="T16">&lt;&lt;thetext</text:span></text:p>
      <text:p text:style-name="P106">&gt; I want to tell everyone that there will be a 10 a.m.</text:p>
      <text:p text:style-name="P106">&gt; meeting in conference room B. Everyone should attend.</text:p>
      <text:p text:style-name="P106">&gt;</text:p>
      <text:p text:style-name="P106">&gt; -- James</text:p>
      <text:p text:style-name="P106">&gt; <text:span text:style-name="T16">thetext</text:span></text:p>
      <text:p text:style-name="P99"/>
      <text:p text:style-name="Horizontal_20_Line"/>
      <text:p text:style-name="P21"/>
      <text:p text:style-name="P8">Log in and Switch Users in Multiuser Targets:</text:p>
      <text:p text:style-name="P9"/>
      <text:p text:style-name="P60">* Interactive Shell: <text:span text:style-name="T8">The user is the one who can type into the terminal.</text:span></text:p>
      <text:p text:style-name="P52"/>
      <text:p text:style-name="P60"><text:span text:style-name="T92">* Non-</text:span>Interactive Shell:<text:span text:style-name="T3"> </text:span><text:span text:style-name="T8">Or Sub-Shell, is ran by scripts, internal processes, etc. There is no interaction with the user.</text:span></text:p>
      <text:p text:style-name="P52">Is not reading local or gloval variables. You have to type the full path for each command: </text:p>
      <text:p text:style-name="P52">/bin/cp</text:p>
      <text:p text:style-name="P52">/bin/echo</text:p>
      <text:p text:style-name="P61"/>
      <text:p text:style-name="P44"><text:span text:style-name="T16">* Login Shell: </text:span><text:span text:style-name="T84">When you open a new terminal or console(remotelly) typing the user/password or opening a new tab, splitting the terminal (like with terminator), etc.</text:span></text:p>
      <text:p text:style-name="P45"/>
      <text:p text:style-name="P51">Will load our custom environment variables and specific customization files, like:</text:p>
      <text:p text:style-name="P45"><text:soft-page-break/><text:span text:style-name="T86">~/</text:span><text:span text:style-name="T27">.bash_profile</text:span><text:span text:style-name="T84">, etc.</text:span></text:p>
      <text:p text:style-name="P45"/>
      <text:p text:style-name="P55">Example:</text:p>
      <text:p text:style-name="P68"><text:tab/>echo “<text:span text:style-name="T16">This is a Login Shell</text:span>” &gt;&gt; ~./.bash_profile</text:p>
      <text:p text:style-name="P47"><text:span text:style-name="T88">Every time</text:span> you open a <text:span text:style-name="T88">L</text:span>ogin <text:span text:style-name="T88">S</text:span>hell you will see th<text:span text:style-name="T88">e above</text:span> message.</text:p>
      <text:p text:style-name="P59"/>
      <text:p text:style-name="P59">How to open a Login Shell:</text:p>
      <text:list xml:id="list3203965409" text:style-name="L1">
        <text:list-item>
          <text:p text:style-name="P167">Opening a new terminal or console connection</text:p>
        </text:list-item>
        <text:list-item>
          <text:p text:style-name="P168">Adding hyphen into su command: <text:s/></text:p>
          <text:list>
            <text:list-item>
              <text:p text:style-name="P168">su <text:s/>- joaquim</text:p>
            </text:list-item>
            <text:list-item>
              <text:p text:style-name="P169">su -l joaquim</text:p>
            </text:list-item>
            <text:list-item>
              <text:p text:style-name="P169">su --loging joaquim</text:p>
            </text:list-item>
            <text:list-item>
              <text:p text:style-name="P170">You will appear in the /home of the user mentioned.</text:p>
            </text:list-item>
          </text:list>
        </text:list-item>
      </text:list>
      <text:p text:style-name="P70"/>
      <text:p text:style-name="P69"/>
      <text:p text:style-name="P43"><text:span text:style-name="T16">* No Login Shell: </text:span><text:span text:style-name="T89">If you change to another user while you are in the same terminal or console.</text:span></text:p>
      <text:p text:style-name="P43"/>
      <text:p text:style-name="P49">Won’t load the environment variables or customized files of the new user.</text:p>
      <text:p text:style-name="P49"/>
      <text:p text:style-name="P49">If you modify the envvar or .bashrc etc you won’t see the changes until you open a Login Shell.</text:p>
      <text:p text:style-name="P43"/>
      <text:p text:style-name="P54">Example:</text:p>
      <text:p text:style-name="P46"><text:tab/><text:span text:style-name="T85">su peter</text:span></text:p>
      <text:p text:style-name="P46"><text:tab/><text:span text:style-name="T87">su joaquim</text:span></text:p>
      <text:p text:style-name="P48">You will change to the user and you will stay in the folder you been before</text:p>
      <text:p text:style-name="P48"/>
      <text:p text:style-name="P71"><text:span text:style-name="T16">joaquim</text:span>@ubuntu-pc:~/<text:span text:style-name="T16">Downloads</text:span>$ <text:span text:style-name="T16"><text:s/>su </text:span><text:span text:style-name="T29">peter</text:span></text:p>
      <text:p text:style-name="P71">[sudo] password for joaquim: </text:p>
      <text:p text:style-name="P71"><text:span text:style-name="T29">peter</text:span>@ubuntu-pc:<text:span text:style-name="T16">/home/joaquim/Downloads</text:span># </text:p>
      <text:p text:style-name="P63"/>
      <text:p text:style-name="P63"/>
      <text:p text:style-name="P42"><text:span text:style-name="T16">* /</text:span><text:span text:style-name="T28">etc/profile: <text:s/>Global Login configuration file</text:span></text:p>
      <text:p text:style-name="P50">Will executed whenever any user logs into the system.</text:p>
      <text:p text:style-name="P62"/>
      <text:p text:style-name="Horizontal_20_Line"/>
      <text:p text:style-name="P165">Archive, Compress, Unpack and Uncompress Files </text:p>
      <text:p text:style-name="P165">Using tar, star, gzip and bzip2</text:p>
      <text:p text:style-name="Standard"/>
      <text:p text:style-name="P119"><text:span text:style-name="T38">tar </text:span><text:span text:style-name="T94">→ Is archiving different files in a single file, like: <text:s/>tile1.txt , file2.txt , file3.txt → files.tar</text:span></text:p>
      <text:p text:style-name="Standard"><text:tab/><text:span text:style-name="T55">But does not do compression.</text:span></text:p>
      <text:p text:style-name="Standard"><text:tab/><text:span text:style-name="T95">You can pass a flag to send it to a compression program like bzip2 or gzip, etc.</text:span></text:p>
      <text:p text:style-name="Standard"/>
      <text:p text:style-name="P90">Arguments:</text:p>
      <text:p text:style-name="P121">-c → create a new archive.</text:p>
      <text:p text:style-name="Standard">-<text:span text:style-name="T96">v → verbose</text:span></text:p>
      <text:p text:style-name="Standard">-<text:span text:style-name="T96">f → use the archive file, you have to specify the name, like: <text:s text:c="2"/>myarchive.tar</text:span></text:p>
      <text:p text:style-name="P124"/>
      <text:p text:style-name="P122"><text:span text:style-name="T52">Example:</text:span><text:span text:style-name="T65"> Archive the directoy /Test_directory and the files example1 and 2 versovying it.</text:span></text:p>
      <text:p text:style-name="P122"><text:tab/>tar -cvf myarchive.tar /Test_directory <text:s/>example1.txt example2.txt</text:p>
      <text:p text:style-name="P127"/>
      <text:p text:style-name="P126"><text:soft-page-break/>-<text:span text:style-name="T97">t → to see the content of an <text:s/>archive file.</text:span></text:p>
      <text:p text:style-name="P95"/>
      <text:p text:style-name="P125"><text:span text:style-name="T56">Example:</text:span><text:span text:style-name="T66"> </text:span><text:span text:style-name="T67">Show me the content of an archive file.</text:span></text:p>
      <text:p text:style-name="P123"><text:tab/>tar -tf myarchive.tar</text:p>
      <text:p text:style-name="P94">Unarchive:<text:span text:style-name="T65"> </text:span><text:span text:style-name="T70">CAREFULL </text:span><text:span text:style-name="T69">you will remove the files with the same name.</text:span></text:p>
      <text:p text:style-name="P94"><text:span text:style-name="T69">I</text:span><text:span text:style-name="T68">f you unarchive in a folder in which there is the same file you will wipe it and the unarchived one will be there.</text:span></text:p>
      <text:p text:style-name="P115"/>
      <text:p text:style-name="P115">-x </text:p>
      <text:p text:style-name="P83">Example:</text:p>
      <text:p text:style-name="P114"><text:tab/><text:span text:style-name="T9">tar -</text:span><text:span text:style-name="T100">x</text:span><text:span text:style-name="T9">f archived_file.tar</text:span></text:p>
      <text:p text:style-name="P93"/>
      <text:p text:style-name="P93">Copmpression / <text:span text:style-name="T101">Uncompression</text:span>:</text:p>
      <text:p text:style-name="P147">-z, --gzip, --gunzip, --ungzip→ to compress using Gzip</text:p>
      <text:p text:style-name="P123">-j, --bzip2</text:p>
      <text:p text:style-name="P91"/>
      <text:p text:style-name="P92">Example:<text:span text:style-name="T65"> </text:span></text:p>
      <text:p text:style-name="P116">Compress:</text:p>
      <text:p text:style-name="P128"><text:span text:style-name="T98"><text:tab/>tar -cv</text:span><text:span text:style-name="T32">z</text:span><text:span text:style-name="T99">f my_archive_compressed.tar.gz /Test_directory <text:s/>example1.txt example2.txt</text:span></text:p>
      <text:p text:style-name="P129"/>
      <text:p text:style-name="P129">Uncompress:</text:p>
      <text:p text:style-name="P130"><text:tab/>tar -xzf <text:s/>my_archive_compressed.tar.gz</text:p>
      <text:p text:style-name="P134"/>
      <text:p text:style-name="Standard"/>
      <text:p text:style-name="P14">Diff: <text:span text:style-name="T3">Find differences between </text:span><text:span text:style-name="T10">archive and file systems.</text:span></text:p>
      <text:p text:style-name="P135">To avoid to remove modified files you can run a diff to see if something have changed from the archived file and the folder in which you are going to unarchived.</text:p>
      <text:p text:style-name="P135"/>
      <text:p text:style-name="P135">-<text:span text:style-name="T103">d </text:span></text:p>
      <text:p text:style-name="P135"/>
      <text:p text:style-name="P136"><text:span text:style-name="T52">Example</text:span>:</text:p>
      <text:p text:style-name="P136"><text:tab/>tar -df archive.tar.gz</text:p>
      <text:p text:style-name="Standard"><text:tab/>tar -d<text:span text:style-name="T103">v</text:span>f archive.tar.gz</text:p>
      <text:p text:style-name="Standard"/>
      <text:p text:style-name="Standard"/>
      <text:p text:style-name="P120"><text:span text:style-name="T41">gzip / gunzip</text:span> → To compress and uncompress.</text:p>
      <text:p text:style-name="P131"/>
      <text:p text:style-name="P132"><text:span text:style-name="T16">Compress:</text:span> <text:s/>gzip archive.tar <text:s/>→ archive.tar.gz</text:p>
      <text:p text:style-name="P133"><text:tab/> <text:s text:c="8"/>g<text:span text:style-name="T106">un</text:span>zip archive.tar<text:tab/></text:p>
      <text:p text:style-name="P17"/>
      <text:p text:style-name="P132"><text:span text:style-name="T16">Uncompress:</text:span> <text:s/>gzip <text:span text:style-name="T16">-d </text:span>archive.tar.gz <text:s/>→ <text:s/>archive.tar</text:p>
      <text:p text:style-name="P142"><text:tab/><text:tab/> <text:span text:style-name="T102">gunzip -d archive.tar</text:span></text:p>
      <text:p text:style-name="P142"/>
      <text:p text:style-name="P137"><text:span text:style-name="T16">Compression ratio: </text:span>shows you info about it</text:p>
      <text:p text:style-name="P137">gzip -l file.tar.gz</text:p>
      <text:p text:style-name="Standard"/>
      <text:p text:style-name="P10"/>
      <text:p text:style-name="P137"><text:span text:style-name="T36">star</text:span> : Another <text:span text:style-name="T104">archiving</text:span> utility, not installed into the system by default.</text:p>
      <text:p text:style-name="P148">You can archive a big amount of files or extract specific files form an archive. </text:p>
      <text:p text:style-name="P138"/>
      <text:p text:style-name="P143">Is not overwritting files in our operating system if they are already there before extracting.</text:p>
      <text:p text:style-name="Standard"><text:soft-page-break/></text:p>
      <text:p text:style-name="P139">-c → <text:span text:style-name="T16">Creates a file</text:span></text:p>
      <text:p text:style-name="Standard">-<text:span text:style-name="T105">f=file_name.tar <text:s/>→ will create or read the file if already create.</text:span></text:p>
      <text:p text:style-name="P140"><text:tab/>star -c -f=<text:span text:style-name="T102">archive.tar /Test_directory <text:s/>example1.txt example2.txt</text:span></text:p>
      <text:p text:style-name="P140"/>
      <text:p text:style-name="P141">-t →<text:span text:style-name="T16"> to see the content of the archive</text:span></text:p>
      <text:p text:style-name="P141"><text:tab/>star -t -f=<text:span text:style-name="T102">archive.tar </text:span></text:p>
      <text:p text:style-name="Standard"/>
      <text:p text:style-name="Standard">-<text:span text:style-name="T107">x → </text:span><text:span text:style-name="T33">extract .tar files </text:span><text:span text:style-name="T11">,</text:span><text:span text:style-name="T12">is not gonna overwrite if the files are already there.</text:span></text:p>
      <text:p text:style-name="P144"><text:tab/><text:span text:style-name="T107">star -x -f=archive.tar </text:span></text:p>
      <text:p text:style-name="Standard"/>
      <text:p text:style-name="P15">Extract only one file:</text:p>
      <text:p text:style-name="P145"><text:tab/><text:span text:style-name="T108">start -x -f=archive.tar <text:s/>file_to_extract.txt</text:span></text:p>
      <text:p text:style-name="P145"/>
      <text:p text:style-name="P16">Archive and Compress:</text:p>
      <text:p text:style-name="P146"><text:tab/>star -cz -f=<text:span text:style-name="T102">archive.tar /</text:span>Folder file1 file2 </text:p>
      <text:p text:style-name="Standard"/>
      <text:p text:style-name="Standard"/>
      <text:p text:style-name="Horizontal_20_Line"/>
      <text:p text:style-name="P11">Hard and Soft links:</text:p>
      <text:p text:style-name="Standard"/>
      <text:p text:style-name="P18">* Simbolik link, sim link:<text:span text:style-name="T3"> <text:s text:c="2"/></text:span><text:span text:style-name="T13">Acts like a windows shortcut</text:span></text:p>
      <text:p text:style-name="P149"/>
      <text:p text:style-name="P171">Create soft links:</text:p>
      <text:p text:style-name="P152">l<text:span text:style-name="T111">n</text:span> -s <text:span text:style-name="T111">TARGET name_of_simlink</text:span></text:p>
      <text:p text:style-name="P153">ln -s /etc/motd <text:s/><text:span text:style-name="T112">MOTD</text:span></text:p>
      <text:p text:style-name="Standard"/>
      <text:p text:style-name="P153">And will appear in the folder like this:</text:p>
      <text:p text:style-name="P151"><text:tab/><text:span text:style-name="T116">MOTD</text:span> -&gt; /<text:span text:style-name="T111">etc/motd</text:span></text:p>
      <text:p text:style-name="P151"/>
      <text:p text:style-name="P150"><text:span text:style-name="T110"><text:tab/>Real example in <text:s/></text:span>/etc/systemd/system</text:p>
      <text:p text:style-name="P153"><text:tab/>display-manager.service -&gt; /lib/systemd/system/gdm3.service</text:p>
      <text:p text:style-name="Standard"/>
      <text:p text:style-name="P19">Broken link:</text:p>
      <text:p text:style-name="P154">If I remove the TARGET link the simlink will be broken appearing in red and blinking.</text:p>
      <text:p text:style-name="P154"><text:s/></text:p>
      <text:p text:style-name="P154">Breaking the soft link: <text:s/>mv /etc/motd /etc/motd1</text:p>
      <text:p text:style-name="P155"><text:span text:style-name="T113"><text:tab/>MOTD</text:span> -&gt; <text:span text:style-name="T114">/etc/motd</text:span></text:p>
      <text:p text:style-name="P19"/>
      <text:p text:style-name="P162"><text:span text:style-name="T16">Permissions</text:span>: In the symlink you will see that have 777 permissions but this is not true. The system reads the source permissions on the TARGET file when opening the link:</text:p>
      <text:p text:style-name="P162"/>
      <text:p text:style-name="P72"><text:span text:style-name="T16">lrwxrwxrwx. </text:span>1 cloud_user cloud_user 9 Dec <text:s/>1 20:18 <text:span text:style-name="T115">MOTD </text:span>-&gt; /etc/motd</text:p>
      <text:p text:style-name="P72"><text:span text:style-name="T16">-rw-r--r--. </text:span>1 root root 0 Sep 10 <text:s/>2018 <text:span text:style-name="T16">/etc/motd</text:span></text:p>
      <text:p text:style-name="P162"/>
      <text:p text:style-name="P163">You will be able to read /etc/motd but only root will be able to modify it <text:span text:style-name="T117">in the above example.</text:span></text:p>
      <text:p text:style-name="P163"/>
      <text:p text:style-name="P18"/>
      <text:p text:style-name="P159"><text:span text:style-name="T16">Find links in the current path: </text:span><text:s text:c="3"/><text:span text:style-name="T109">find . -maxdepth 1 -type l -ls</text:span></text:p>
      <text:p text:style-name="P159"/>
      <text:p text:style-name="P156"/>
      <text:p text:style-name="P18"/>
      <text:p text:style-name="P18"><text:soft-page-break/>* Hard link: <text:s/><text:span text:style-name="T14">Link to specific inode location on the filesystem. </text:span><text:span text:style-name="T15">Hard links can’t link across filesystems.</text:span></text:p>
      <text:p text:style-name="P157">ln TARGET LINK_NAME</text:p>
      <text:p text:style-name="P157"/>
      <text:p text:style-name="P158">Permissions are gonna be the same in both files.</text:p>
      <text:p text:style-name="P158">If you change permissions in a hard link, the linked object are going to be changed too.</text:p>
      <text:p text:style-name="P158"/>
      <text:p text:style-name="P160">Once you created a hard link there is no way to distinguish who was the original, because will have the same permissions and date. Only if the name and the path is different will be distiguishible.</text:p>
      <text:p text:style-name="P160"/>
      <text:p text:style-name="P20">Remove links:</text:p>
      <text:p text:style-name="P161">with rm or unlink</text:p>
      <text:p text:style-name="P1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19-12-02T17:35:04.142877004</dc:date>
    <meta:editing-duration>PT21H8S</meta:editing-duration>
    <meta:editing-cycles>210</meta:editing-cycles>
    <meta:generator>LibreOffice/6.0.7.3$Linux_X86_64 LibreOffice_project/00m0$Build-3</meta:generator>
    <meta:document-statistic meta:table-count="0" meta:image-count="0" meta:object-count="0" meta:page-count="8" meta:paragraph-count="224" meta:word-count="1886" meta:character-count="11399" meta:non-whitespace-character-count="9390"/>
  </office:meta>
</office:document-meta>
</file>